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Liberation Sans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fo:font-size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/>
    </style:style>
    <style:style style:name="T14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font-style-asian="italic" style:font-style-complex="italic" fo:font-style="italic" style:text-underline-style="solid" style:text-underline-width="auto" style:text-underline-color="font-color"/>
    </style:style>
    <style:style style:name="T15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style:font-style-complex="normal" style:font-style-asian="normal" fo:font-style="normal"/>
    </style:style>
    <style:style style:name="T16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solid" style:text-underline-width="auto" style:text-underline-color="font-color" fo:font-style="italic" style:font-style-asian="italic" style:font-style-complex="italic"/>
    </style:style>
    <style:style style:name="T17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fo:font-style="normal" style:font-style-asian="normal" style:font-style-complex="normal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4-180_items-b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41"/>
          <table:table-cell table:number-columns-repeated="4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3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number-columns-repeated="2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4"/>
        </table:table-row>
        <table:table-row table:style-name="ro5">
          <table:table-cell table:number-columns-repeated="10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6" table:style-name="ce32"/>
          <table:covered-table-cell table:number-columns-repeated="2" table:style-name="ce29"/>
          <table:table-cell/>
        </table:table-row>
        <table:table-row table:style-name="ro5">
          <table:table-cell table:style-name="ce32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6" table:style-name="ce32"/>
          <table:covered-table-cell table:number-columns-repeated="2" table:style-name="ce29"/>
          <table:table-cell/>
        </table:table-row>
        <table:table-row table:style-name="ro5">
          <table:table-cell table:style-name="ce32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6" table:style-name="ce32"/>
          <table:covered-table-cell table:number-columns-repeated="2" table:style-name="ce29"/>
          <table:table-cell/>
        </table:table-row>
        <table:table-row table:style-name="ro5">
          <table:table-cell table:style-name="ce32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6" table:style-name="ce32"/>
          <table:covered-table-cell table:number-columns-repeated="2" table:style-name="ce29"/>
          <table:table-cell/>
        </table:table-row>
        <table:table-row table:style-name="ro5">
          <table:table-cell table:number-columns-repeated="10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9"/>
        </table:table-row>
        <table:table-row table:style-name="ro5" table:number-rows-repeated="108">
          <table:table-cell table:number-columns-repeated="10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 or Reformer</text:p>
          </table:table-cell>
          <table:table-cell table:style-name="ce18" table:formula="of:=SUM([.B321];[.B339];[.B357])" office:value-type="float" office:value="20" calcext:value-type="float">
            <text:p>20</text:p>
          </table:table-cell>
          <table:table-cell table:style-name="ce22" table:formula="of:=([.B303]-20)*0.0125" office:value-type="percentage" office:value="0" calcext:value-type="percentage">
            <text:p>0.00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" calcext:value-type="percentage">
            <text:p>0.00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2: The Giver or</text:span> Helper</text:p>
          </table:table-cell>
          <table:table-cell table:style-name="ce18" table:formula="of:=SUM([.B322];[.B340];[.B358])" office:value-type="float" office:value="40" calcext:value-type="float">
            <text:p>40</text:p>
          </table:table-cell>
          <table:table-cell table:style-name="ce22" table:formula="of:=([.B304]-20)*0.0125" office:value-type="percentage" office:value="0.25" calcext:value-type="percentage">
            <text:p>25.0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Low" calcext:value-type="string">
            <text:p>Low</text:p>
          </table:table-cell>
          <table:table-cell table:style-name="ce22" table:formula="of:=([.C304]/[.C312])" office:value-type="percentage" office:value="0.0636942675159236" calcext:value-type="percentage">
            <text:p>6.37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3: The Performer or </text:span>Achiever</text:p>
          </table:table-cell>
          <table:table-cell table:style-name="ce18" table:formula="of:=SUM([.B323];[.B341];[.B359])" office:value-type="float" office:value="60" calcext:value-type="float">
            <text:p>60</text:p>
          </table:table-cell>
          <table:table-cell table:style-name="ce22" table:formula="of:=([.B305]-20)*0.0125" office:value-type="percentage" office:value="0.5" calcext:value-type="percentage">
            <text:p>50.00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05]/[.C312])" office:value-type="percentage" office:value="0.127388535031847" calcext:value-type="percentage">
            <text:p>12.74%</text:p>
          </table:table-cell>
          <table:table-cell table:style-name="ce23" table:formula="of:=IF(MAX([.B303:.B311])&lt;=[.B30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4: The Romantic or </text:span>Individualist</text:p>
          </table:table-cell>
          <table:table-cell table:style-name="ce18" table:formula="of:=SUM([.B324];[.B342];[.B360])" office:value-type="float" office:value="80" calcext:value-type="float">
            <text:p>80</text:p>
          </table:table-cell>
          <table:table-cell table:style-name="ce22" table:formula="of:=([.B306]-20)*0.0125" office:value-type="percentage" office:value="0.75" calcext:value-type="percentage">
            <text:p>75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06]/[.C312])" office:value-type="percentage" office:value="0.191082802547771" calcext:value-type="percentage">
            <text:p>19.11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5: The Observer or </text:span>Investigator</text:p>
          </table:table-cell>
          <table:table-cell table:style-name="ce18" table:formula="of:=SUM([.B325];[.B343];[.B361])" office:value-type="float" office:value="100" calcext:value-type="float">
            <text:p>100</text:p>
          </table:table-cell>
          <table:table-cell table:style-name="ce22" table:formula="of:=([.B307]-20)*0.0125" office:value-type="percentage" office:value="1" calcext:value-type="percentage">
            <text:p>100.00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7]/[.C312])" office:value-type="percentage" office:value="0.254777070063694" calcext:value-type="percentage">
            <text:p>25.48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6: The Loyal Skeptic, Loyalist, or </text:span>Questioner</text:p>
          </table:table-cell>
          <table:table-cell table:style-name="ce18" table:formula="of:=SUM([.B326];[.B344];[.B362])" office:value-type="float" office:value="23" calcext:value-type="float">
            <text:p>23</text:p>
          </table:table-cell>
          <table:table-cell table:style-name="ce22" table:formula="of:=([.B308]-20)*0.0125" office:value-type="percentage" office:value="0.0375" calcext:value-type="percentage">
            <text:p>3.75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00955414012738853" calcext:value-type="percentage">
            <text:p>0.96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7: The Epicure, Enthusiast, or </text:span>Adventurer</text:p>
          </table:table-cell>
          <table:table-cell table:style-name="ce18" table:formula="of:=SUM([.B327];[.B345];[.B363])" office:value-type="float" office:value="37" calcext:value-type="float">
            <text:p>37</text:p>
          </table:table-cell>
          <table:table-cell table:style-name="ce22" table:formula="of:=([.B309]-20)*0.0125" office:value-type="percentage" office:value="0.2125" calcext:value-type="percentage">
            <text:p>21.25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Low" calcext:value-type="string">
            <text:p>Low</text:p>
          </table:table-cell>
          <table:table-cell table:style-name="ce22" table:formula="of:=([.C309]/[.C312])" office:value-type="percentage" office:value="0.054140127388535" calcext:value-type="percentage">
            <text:p>5.41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8: The Protector, Challenger or</text:span> Asserter</text:p>
          </table:table-cell>
          <table:table-cell table:style-name="ce18" table:formula="of:=SUM([.B328];[.B346];[.B364])" office:value-type="float" office:value="57" calcext:value-type="float">
            <text:p>57</text:p>
          </table:table-cell>
          <table:table-cell table:style-name="ce22" table:formula="of:=([.B310]-20)*0.0125" office:value-type="percentage" office:value="0.4625" calcext:value-type="percentage">
            <text:p>46.25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10]/[.C312])" office:value-type="percentage" office:value="0.117834394904459" calcext:value-type="percentage">
            <text:p>11.78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<text:span text:style-name="T12">9: The Mediator or</text:span> Peacemaker</text:p>
          </table:table-cell>
          <table:table-cell table:style-name="ce18" table:formula="of:=SUM([.B329];[.B347];[.B365])" office:value-type="float" office:value="77" calcext:value-type="float">
            <text:p>77</text:p>
          </table:table-cell>
          <table:table-cell table:style-name="ce22" table:formula="of:=([.B311]-20)*0.0125" office:value-type="percentage" office:value="0.7125" calcext:value-type="percentage">
            <text:p>71.25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11]/[.C312])" office:value-type="percentage" office:value="0.181528662420382" calcext:value-type="percentage">
            <text:p>18.15%</text:p>
          </table:table-cell>
          <table:table-cell table:style-name="ce23" table:formula="of:=IF(MAX([.B307:.B314])&lt;=[.B311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3.925" calcext:value-type="percentage">
            <text:p>392.50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<text:span text:style-name="T13">¹ Type names come from the books </text:span><text:span text:style-name="T14">The Essential Enneagram</text:span><text:span text:style-name="T15">, </text:span><text:span text:style-name="T16">The Enneagram Made Easy</text:span><text:span text:style-name="T17">, and </text:span><text:span text:style-name="T10">The Wisdom of the Enneagram</text:span>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28];[.J36];[.J85];[.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66];[.J83];[.J118];[.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0.0645161290322581" calcext:value-type="percentage">
            <text:p>6.45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I72];[.I88];[.I96];[.I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0.129032258064516" calcext:value-type="percentage">
            <text:p>12.90%</text:p>
          </table:table-cell>
          <table:table-cell table:style-name="ce23" table:formula="of:=IF(MAX([.B321:.B329])&lt;=[.B32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29];[.J111];[.J155];[.J180])" office:value-type="float" office:value="16" calcext:value-type="float">
            <text:p>16</text:p>
          </table:table-cell>
          <table:table-cell table:style-name="ce24" table:formula="of:=([.B324]-4)*0.0625" office:value-type="percentage" office:value="0.75" calcext:value-type="percentage">
            <text:p>7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24]/[.C330])" office:value-type="percentage" office:value="0.193548387096774" calcext:value-type="percentage">
            <text:p>19.35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6];[.J17];[.J68];[.J124])" office:value-type="float" office:value="20" calcext:value-type="float">
            <text:p>20</text:p>
          </table:table-cell>
          <table:table-cell table:style-name="ce24" table:formula="of:=([.B325]-4)*0.0625" office:value-type="percentage" office:value="1" calcext:value-type="percentage">
            <text:p>100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25]/[.C330])" office:value-type="percentage" office:value="0.258064516129032" calcext:value-type="percentage">
            <text:p>25.8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J35];[.J45];[.J53];[.J76])" office:value-type="float" office:value="5" calcext:value-type="float">
            <text:p>5</text:p>
          </table:table-cell>
          <table:table-cell table:style-name="ce24" table:formula="of:=([.B326]-4)*0.0625" office:value-type="percentage" office:value="0.0625" calcext:value-type="percentage">
            <text:p>6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0161290322580645" calcext:value-type="percentage">
            <text:p>1.61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J26];[.J46];[.J62];[.J106])" office:value-type="float" office:value="7" calcext:value-type="float">
            <text:p>7</text:p>
          </table:table-cell>
          <table:table-cell table:style-name="ce24" table:formula="of:=([.B327]-4)*0.0625" office:value-type="percentage" office:value="0.1875" calcext:value-type="percentage">
            <text:p>19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0483870967741936" calcext:value-type="percentage">
            <text:p>4.84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J67];[.J84];[.J152];[.J184])" office:value-type="float" office:value="11" calcext:value-type="float">
            <text:p>11</text:p>
          </table:table-cell>
          <table:table-cell table:style-name="ce24" table:formula="of:=([.B328]-4)*0.0625" office:value-type="percentage" office:value="0.4375" calcext:value-type="percentage">
            <text:p>44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28]/[.C330])" office:value-type="percentage" office:value="0.112903225806452" calcext:value-type="percentage">
            <text:p>11.29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5];[.J41];[.J107];[.J142])" office:value-type="float" office:value="15" calcext:value-type="float">
            <text:p>15</text:p>
          </table:table-cell>
          <table:table-cell table:style-name="ce25" table:formula="of:=([.B329]-4)*0.0625" office:value-type="percentage" office:value="0.6875" calcext:value-type="percentage">
            <text:p>69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29]/[.C330])" office:value-type="percentage" office:value="0.17741935483871" calcext:value-type="percentage">
            <text:p>17.74%</text:p>
          </table:table-cell>
          <table:table-cell table:style-name="ce23" table:formula="of:=IF(MAX([.B325:.B332])&lt;=[.B329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3.875" calcext:value-type="percentage">
            <text:p>388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4"/>
        </table:table-row>
        <table:table-row table:style-name="ro5">
          <table:table-cell table:number-columns-repeated="3"/>
          <table:table-cell table:style-name="ce14"/>
          <table:table-cell table:number-columns-repeated="6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0"/>
          <table:table-cell table:number-columns-repeated="2"/>
          <table:table-cell table:style-name="ce14"/>
          <table:table-cell table:number-columns-repeated="6"/>
        </table:table-row>
        <table:table-row table:style-name="ro5">
          <table:table-cell table:number-columns-repeated="10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J19];[.J69];[.J77];[.J112];[.J130];[.J147];[.J156];[.J174])" office:value-type="float" office:value="8" calcext:value-type="float">
            <text:p>8</text:p>
          </table:table-cell>
          <table:table-cell table:style-name="ce22" table:formula="of:=([.B339]-8)*0.03125" office:value-type="percentage" office:value="0" calcext:value-type="percentage">
            <text:p>0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" calcext:value-type="percentage">
            <text:p>0.00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13];[.J22];[.J31];[.J58];[.J74];[.J109];[.J143];[.J161])" office:value-type="float" office:value="16" calcext:value-type="float">
            <text:p>16</text:p>
          </table:table-cell>
          <table:table-cell table:style-name="ce22" table:formula="of:=([.B340]-8)*0.03125" office:value-type="percentage" office:value="0.25" calcext:value-type="percentage">
            <text:p>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Low" calcext:value-type="string">
            <text:p>Low</text:p>
          </table:table-cell>
          <table:table-cell table:style-name="ce22" table:formula="of:=([.C340]/[.C348])" office:value-type="percentage" office:value="0.0634920634920635" calcext:value-type="percentage">
            <text:p>6.35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7];[.J15];[.J24];[.J43];[.J55];[.J64];[.J131];[.J181])" office:value-type="float" office:value="24" calcext:value-type="float">
            <text:p>24</text:p>
          </table:table-cell>
          <table:table-cell table:style-name="ce22" table:formula="of:=([.B341]-8)*0.03125" office:value-type="percentage" office:value="0.5" calcext:value-type="percentage">
            <text:p>50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1]/[.C348])" office:value-type="percentage" office:value="0.126984126984127" calcext:value-type="percentage">
            <text:p>12.70%</text:p>
          </table:table-cell>
          <table:table-cell table:style-name="ce23" table:formula="of:=IF(MAX([.B339:.B347])&lt;=[.B34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J12];[.J21];[.J65];[.J73];[.J92];[.J103];[.J137];[.J146])" office:value-type="float" office:value="32" calcext:value-type="float">
            <text:p>32</text:p>
          </table:table-cell>
          <table:table-cell table:style-name="ce22" table:formula="of:=([.B342]-8)*0.03125" office:value-type="percentage" office:value="0.75" calcext:value-type="percentage">
            <text:p>7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42]/[.C348])" office:value-type="percentage" office:value="0.19047619047619" calcext:value-type="percentage">
            <text:p>19.05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J33];[.J40];[.J48];[.J56];[.J78];[.J116];[.J149];[.J158])" office:value-type="float" office:value="40" calcext:value-type="float">
            <text:p>40</text:p>
          </table:table-cell>
          <table:table-cell table:style-name="ce22" table:formula="of:=([.B343]-8)*0.03125" office:value-type="percentage" office:value="1" calcext:value-type="percentage">
            <text:p>100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43]/[.C348])" office:value-type="percentage" office:value="0.253968253968254" calcext:value-type="percentage">
            <text:p>25.40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J10];[.J18];[.J27];[.J63];[.J86];[.J110];[.J139];[.J175])" office:value-type="float" office:value="9" calcext:value-type="float">
            <text:p>9</text:p>
          </table:table-cell>
          <table:table-cell table:style-name="ce22" table:formula="of:=([.B344]-8)*0.03125" office:value-type="percentage" office:value="0.03125" calcext:value-type="percentage">
            <text:p>3.13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00793650793650794" calcext:value-type="percentage">
            <text:p>0.79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J16];[.J37];[.J89];[.J98];[.J114];[.J125];[.J162];[.J179])" office:value-type="float" office:value="15" calcext:value-type="float">
            <text:p>15</text:p>
          </table:table-cell>
          <table:table-cell table:style-name="ce22" table:formula="of:=([.B345]-8)*0.03125" office:value-type="percentage" office:value="0.21875" calcext:value-type="percentage">
            <text:p>21.88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Low" calcext:value-type="string">
            <text:p>Low</text:p>
          </table:table-cell>
          <table:table-cell table:style-name="ce22" table:formula="of:=([.C345]/[.C348])" office:value-type="percentage" office:value="0.0555555555555556" calcext:value-type="percentage">
            <text:p>5.56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J30];[.J75];[.J117];[.J128];[.J136];[.J160];[.J168];[.J176])" office:value-type="float" office:value="23" calcext:value-type="float">
            <text:p>23</text:p>
          </table:table-cell>
          <table:table-cell table:style-name="ce22" table:formula="of:=([.B346]-8)*0.03125" office:value-type="percentage" office:value="0.46875" calcext:value-type="percentage">
            <text:p>46.88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6]/[.C348])" office:value-type="percentage" office:value="0.119047619047619" calcext:value-type="percentage">
            <text:p>11.90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14];[.J61];[.J81];[.J90];[.J150];[.J159];[.J169];[.J178])" office:value-type="float" office:value="31" calcext:value-type="float">
            <text:p>31</text:p>
          </table:table-cell>
          <table:table-cell table:style-name="ce22" table:formula="of:=([.B347]-8)*0.03125" office:value-type="percentage" office:value="0.71875" calcext:value-type="percentage">
            <text:p>71.88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47]/[.C348])" office:value-type="percentage" office:value="0.182539682539683" calcext:value-type="percentage">
            <text:p>18.25%</text:p>
          </table:table-cell>
          <table:table-cell table:style-name="ce23" table:formula="of:=IF(MAX([.B343:.B350])&lt;=[.B347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3.9375" calcext:value-type="percentage">
            <text:p>393.75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8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9];[.J44];[.J52];[.J60];[.J93];[.J121];[.J138];[.J166])" office:value-type="float" office:value="8" calcext:value-type="float">
            <text:p>8</text:p>
          </table:table-cell>
          <table:table-cell table:style-name="ce22" table:formula="of:=([.B357]-8)*0.03125" office:value-type="percentage" office:value="0" calcext:value-type="percentage">
            <text:p>0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" calcext:value-type="percentage">
            <text:p>0.00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39];[.J49];[.J91];[.J100];[.J126];[.J153];[.J170];[.J182])" office:value-type="float" office:value="16" calcext:value-type="float">
            <text:p>16</text:p>
          </table:table-cell>
          <table:table-cell table:style-name="ce22" table:formula="of:=([.B358]-8)*0.03125" office:value-type="percentage" office:value="0.25" calcext:value-type="percentage">
            <text:p>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Low" calcext:value-type="string">
            <text:p>Low</text:p>
          </table:table-cell>
          <table:table-cell table:style-name="ce22" table:formula="of:=([.C358]/[.C366])" office:value-type="percentage" office:value="0.0634920634920635" calcext:value-type="percentage">
            <text:p>6.35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34];[.J80];[.J104];[.J113];[.J122];[.J140];[.J151];[.J163])" office:value-type="float" office:value="24" calcext:value-type="float">
            <text:p>24</text:p>
          </table:table-cell>
          <table:table-cell table:style-name="ce22" table:formula="of:=([.B359]-8)*0.03125" office:value-type="percentage" office:value="0.5" calcext:value-type="percentage">
            <text:p>50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59]/[.C366])" office:value-type="percentage" office:value="0.126984126984127" calcext:value-type="percentage">
            <text:p>12.70%</text:p>
          </table:table-cell>
          <table:table-cell table:style-name="ce23" table:formula="of:=IF(MAX([.B357:.B365])&lt;=[.B35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38];[.J47];[.J57];[.J82];[.J120];[.J129];[.J164];[.J172])" office:value-type="float" office:value="32" calcext:value-type="float">
            <text:p>32</text:p>
          </table:table-cell>
          <table:table-cell table:style-name="ce22" table:formula="of:=([.B360]-8)*0.03125" office:value-type="percentage" office:value="0.75" calcext:value-type="percentage">
            <text:p>7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60]/[.C366])" office:value-type="percentage" office:value="0.19047619047619" calcext:value-type="percentage">
            <text:p>19.05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25];[.J87];[.J97];[.J105];[.J132];[.J141];[.J167];[.J177])" office:value-type="float" office:value="40" calcext:value-type="float">
            <text:p>40</text:p>
          </table:table-cell>
          <table:table-cell table:style-name="ce22" table:formula="of:=([.B361]-8)*0.03125" office:value-type="percentage" office:value="1" calcext:value-type="percentage">
            <text:p>100.00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61]/[.C366])" office:value-type="percentage" office:value="0.253968253968254" calcext:value-type="percentage">
            <text:p>25.40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J94];[.J102];[.J119];[.J127];[.J148];[.J157];[.J165];[.J183])" office:value-type="float" office:value="9" calcext:value-type="float">
            <text:p>9</text:p>
          </table:table-cell>
          <table:table-cell table:style-name="ce22" table:formula="of:=([.B362]-8)*0.03125" office:value-type="percentage" office:value="0.03125" calcext:value-type="percentage">
            <text:p>3.13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00793650793650794" calcext:value-type="percentage">
            <text:p>0.79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J8];[.J54];[.J70];[.J79];[.J134];[.J145];[.J154];[.J171])" office:value-type="float" office:value="15" calcext:value-type="float">
            <text:p>15</text:p>
          </table:table-cell>
          <table:table-cell table:style-name="ce22" table:formula="of:=([.B363]-8)*0.03125" office:value-type="percentage" office:value="0.21875" calcext:value-type="percentage">
            <text:p>21.88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Low" calcext:value-type="string">
            <text:p>Low</text:p>
          </table:table-cell>
          <table:table-cell table:style-name="ce22" table:formula="of:=([.C363]/[.C366])" office:value-type="percentage" office:value="0.0555555555555556" calcext:value-type="percentage">
            <text:p>5.56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J11];[.J20];[.J42];[.J50];[.J59];[.J95];[.J108];[.J144])" office:value-type="float" office:value="23" calcext:value-type="float">
            <text:p>23</text:p>
          </table:table-cell>
          <table:table-cell table:style-name="ce22" table:formula="of:=([.B364]-8)*0.03125" office:value-type="percentage" office:value="0.46875" calcext:value-type="percentage">
            <text:p>46.88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64]/[.C366])" office:value-type="percentage" office:value="0.119047619047619" calcext:value-type="percentage">
            <text:p>11.90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23];[.J32];[.J51];[.J71];[.J99];[.J115];[.J123];[.J133])" office:value-type="float" office:value="31" calcext:value-type="float">
            <text:p>31</text:p>
          </table:table-cell>
          <table:table-cell table:style-name="ce22" table:formula="of:=([.B365]-8)*0.03125" office:value-type="percentage" office:value="0.71875" calcext:value-type="percentage">
            <text:p>71.88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65]/[.C366])" office:value-type="percentage" office:value="0.182539682539683" calcext:value-type="percentage">
            <text:p>18.25%</text:p>
          </table:table-cell>
          <table:table-cell table:style-name="ce23" table:formula="of:=IF(MAX([.B361:.B369])&lt;=[.B365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3.9375" calcext:value-type="percentage">
            <text:p>393.75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8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1048204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  <table:database-ranges>
        <table:database-range table:name="__Anonymous_Sheet_DB__0" table:target-range-address="'combo-4-180_items-best'.A7:'combo-4-180_items-best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5:50:52.402480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6T15:52:52.832172236</dc:date>
    <meta:editing-duration>P1DT20H36M59S</meta:editing-duration>
    <meta:editing-cycles>209</meta:editing-cycles>
    <meta:document-statistic meta:table-count="1" meta:cell-count="1387" meta:object-count="0"/>
  </office:meta>
</office:document-meta>
</file>